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2.7228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4.3457in"/>
    </style:style>
    <style:style style:name="co10" style:family="table-column">
      <style:table-column-properties fo:break-before="auto" style:column-width="8.1272in"/>
    </style:style>
    <style:style style:name="co11" style:family="table-column">
      <style:table-column-properties fo:break-before="auto" style:column-width="2.9945in"/>
    </style:style>
    <style:style style:name="co12" style:family="table-column">
      <style:table-column-properties fo:break-before="auto" style:column-width="1.0146in"/>
    </style:style>
    <style:style style:name="co13" style:family="table-column">
      <style:table-column-properties fo:break-before="auto" style:column-width="3.430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b66c"/>
    </style:style>
    <style:style style:name="ce9" style:family="table-cell" style:parent-style-name="Default">
      <style:table-cell-properties fo:background-color="#bf819e"/>
    </style:style>
    <style:style style:name="ce10" style:family="table-cell" style:parent-style-name="Default">
      <style:table-cell-properties fo:background-color="#afd095"/>
    </style:style>
    <style:style style:name="ce11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number-columns-repeated="2" table:default-cell-style-name="ce1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_cohort</text:p>
          </table:table-cell>
          <table:table-cell office:value-type="string" calcext:value-type="string">
            <text:p>independence_basis</text:p>
          </table:table-cell>
          <table:table-cell table:style-name="Default" office:value-type="string" calcext:value-type="string">
            <text:p>independence_genotype</text:p>
          </table:table-cell>
          <table:table-cell table:style-name="Default"/>
          <table:table-cell table:style-name="Default" office:value-type="string" calcext:value-type="string">
            <text:p>independence_genotyp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1">
          <table:table-cell table:number-columns-repeated="8"/>
          <table:table-cell table:style-name="ce2" table:number-columns-repeated="2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ble_female_male_priority_male_vitamin_d_imputation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tamin_d_imputation</text:p>
          </table:table-cell>
          <table:table-cell table:number-columns-repeated="3"/>
          <table:table-cell table:style-name="ce2" table:number-columns-repeated="2"/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table:number-columns-repeated="3"/>
          <table:table-cell table:style-name="ce2" table:number-columns-repeated="2"/>
          <table:table-cell/>
          <table:table-cell table:style-name="ce2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</text:p>
          </table:table-cell>
          <table:table-cell table:number-columns-repeated="3"/>
          <table:table-cell table:style-name="ce2" table:number-columns-repeated="2"/>
          <table:table-cell/>
          <table:table-cell table:style-name="ce2" table:number-columns-repeated="3"/>
          <table:table-cell/>
        </table:table-row>
        <table:table-row table:style-name="ro1">
          <table:table-cell table:number-columns-repeated="8"/>
          <table:table-cell table:style-name="ce2" table:number-columns-repeated="2"/>
          <table:table-cell/>
          <table:table-cell table:style-name="ce2" table:number-columns-repeated="3"/>
          <table:table-cell/>
        </table:table-row>
        <table:table-row table:style-name="ro2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tamin_d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x_y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tamin_d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tamin_d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 alteration_sex_hormone; cholesterol_imputation; oestradiol_imputation; testosterone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vitamin_d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 alteration_sex_hormone; cholesterol_imputation; oestradiol_imputation; testosterone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eroid_globulin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x_y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eroid_globulin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eroid_globulin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testosterone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eroid_globulin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testosterone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bumin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x_y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bumin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bumin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testosterone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lbumin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ex_y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testosterone_imputation; steroid_globul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 table:number-rows-repeated="5">
          <table:table-cell table:number-columns-repeated="4"/>
          <table:table-cell table:style-name="ce11"/>
          <table:table-cell table:number-columns-repeated="3"/>
          <table:table-cell table:style-name="ce1"/>
          <table:table-cell table:style-name="ce2"/>
          <table:table-cell table:style-name="ce1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inimal technical variables for genotyp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3"/>
          <table:table-cell office:value-type="string" calcext:value-type="string">
            <text:p>basic joint model, including cohort-specific variable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testosterone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testosterone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bioavailabl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bioavailabl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bioavailabl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fre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fre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oestradiol_fre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 steroid_globulin_imputation; albumin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bioavailabl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bioavailabl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bioavailabl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fre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fre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alteration_sex_hormone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testosterone_fre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enopause_ordinal; oophorectomy; hysterectomy; pregnancies;</text:p>
          </table:table-cell>
          <table:table-cell table:style-name="ce2" office:value-type="string" calcext:value-type="string">
            <text:p>age; body_log; region; season; medication_vitamin_d; alteration_sex_hormone; cholesterol_imputation; vitamin_d_imputation; oestradiol_imputation;</text:p>
          </table:table-cell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1"/>
          <table:table-cell table:style-name="ce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menopause_ordinal; 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remenopause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menstruation_phase_cycle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erimenopause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female_postmenopaus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oophorectomy; hysterectomy; pregnancies</text:p>
          </table:table-cell>
          <table:table-cell table:style-name="ce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1"/>
          <table:table-cell table:number-columns-repeated="3"/>
          <table:table-cell table:style-name="ce2" table:number-columns-repeated="2"/>
          <table:table-cell table:style-name="ce1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estradiol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detec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unadjust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1</text:p>
          </table:table-cell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2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testosterone_imputation</text:p>
          </table:table-cell>
          <table:table-cell/>
          <table:table-cell office:value-type="string" calcext:value-type="string">
            <text:p>joint_3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1" office:value-type="string" calcext:value-type="string">
            <text:p>genotype_array_axiom; genotype_pc_[1-10]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ce11"/>
          <table:table-cell table:number-columns-repeated="4"/>
          <table:table-cell table:style-name="ce2"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imputation_log</text:p>
          </table:table-cell>
          <table:table-cell table:number-columns-repeated="9"/>
          <table:table-cell office:value-type="string" calcext:value-type="string">
            <text:p>omit as logarithmic transformation does not help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bioavailable_imputation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osterone_free_imputation_lo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female_premenopaus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vitamin_d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ble_male_vitamin_d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itamin_d_imputation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able_male_vitamin_d_imputation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estradiol_detectio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</text:p>
          </table:table-cell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log</text:p>
          </table:table-cell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</text:p>
          </table:table-cell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le</text:p>
          </table:table-cell>
          <table:table-cell/>
          <table:table-cell table:style-name="ce5" office:value-type="string" calcext:value-type="string">
            <text:p>oestradiol_imputation_log</text:p>
          </table:table-cell>
          <table:table-cell table:number-columns-repeated="6"/>
          <table:table-cell table:style-name="Default" table:number-columns-repeated="2"/>
          <table:table-cell/>
          <table:table-cell office:value-type="string" calcext:value-type="string">
            <text:p>omit due to high rate of missingnes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estradiol_bioavailable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bioavailable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bioavailable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free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free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free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estradiol_free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testosterone_detec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bioavailable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bioavailable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bioavailable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free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free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free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estosterone_free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bumi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bumi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bumin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bumin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eroid_globuli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eroid_globuli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eroid_globulin_imputation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eroid_globulin_imputation_log</text:p>
          </table:table-cell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 table:number-rows-repeated="82">
          <table:table-cell table:number-columns-repeated="11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11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10:49:49.9637944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27T11:29:03.265293104</dc:date>
    <meta:editing-duration>P1DT12H2M44S</meta:editing-duration>
    <meta:editing-cycles>83</meta:editing-cycles>
    <meta:generator>LibreOffice/6.4.7.2$Linux_X86_64 LibreOffice_project/40$Build-2</meta:generator>
    <meta:document-statistic meta:table-count="1" meta:cell-count="837" meta:object-count="0"/>
  </office:meta>
</office:document-meta>
</file>